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37in" svg:height="5.5091in" svg:x="17.7457in" svg:y="5.5406in">
            <draw:object draw:notify-on-update-of-ranges="Sheet1.I3:Sheet1.I3 Sheet1.I4:Sheet1.I22 Sheet1.W3:Sheet1.W3 Sheet1.W4:Sheet1.W22 Sheet1.X3:Sheet1.X3 Sheet1.X4:Sheet1.X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2^n</text:p>
          </table:table-cell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452">
            <text:p>0.000012452</text:p>
          </table:table-cell>
          <table:table-cell office:value-type="float" office:value="0.000034553">
            <text:p>0.000034553</text:p>
          </table:table-cell>
          <table:table-cell office:value-type="float" office:value="0.000010151">
            <text:p>0.00001015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68">
            <text:p>6.7568E-006</text:p>
          </table:table-cell>
          <table:table-cell table:formula="of:=AVERAGE(INDIRECT(CONCATENATE([.M$2];[.$G4];&quot;:&quot;;[.M$2];[.$H4])))" office:value-type="float" office:value="0.0000282862">
            <text:p>2.82862E-005</text:p>
          </table:table-cell>
          <table:table-cell table:formula="of:=AVERAGE(INDIRECT(CONCATENATE([.N$2];[.$G4];&quot;:&quot;;[.N$2];[.$H4])))" office:value-type="float" office:value="0.0000089596">
            <text:p>8.959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75">
            <text:p>1.05575E-007</text:p>
          </table:table-cell>
          <table:table-cell table:formula="of:=[.M4]/[.P4]" office:value-type="float" office:value="0.0000000736619791666667">
            <text:p>7.36619791666667E-008</text:p>
          </table:table-cell>
          <table:table-cell table:formula="of:=[.N4]/[.Q4]" office:value-type="float" office:value="0.00000017990557739383">
            <text:p>1.7990557739383E-007</text:p>
          </table:table-cell>
          <table:table-cell/>
          <table:table-cell table:formula="of:=[.$N4]/[.L4]" office:value-type="float" office:value="1.32601231352119">
            <text:p>1.3260123135</text:p>
          </table:table-cell>
          <table:table-cell table:formula="of:=[.$N4]/[.M4]" office:value-type="float" office:value="0.316748096244812">
            <text:p>0.3167480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6">
            <text:p>0.000005346</text:p>
          </table:table-cell>
          <table:table-cell office:value-type="float" office:value="0.000027182">
            <text:p>0.000027182</text:p>
          </table:table-cell>
          <table:table-cell office:value-type="float" office:value="0.000008832">
            <text:p>0.00000883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5406">
            <text:p>1.15406E-005</text:p>
          </table:table-cell>
          <table:table-cell table:formula="of:=AVERAGE(INDIRECT(CONCATENATE([.M$2];[.$G5];&quot;:&quot;;[.M$2];[.$H5])))" office:value-type="float" office:value="0.0000552042">
            <text:p>5.52042E-005</text:p>
          </table:table-cell>
          <table:table-cell table:formula="of:=AVERAGE(INDIRECT(CONCATENATE([.N$2];[.$G5];&quot;:&quot;;[.N$2];[.$H5])))" office:value-type="float" office:value="0.0000257358">
            <text:p>2.57358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01609375">
            <text:p>9.01609375E-008</text:p>
          </table:table-cell>
          <table:table-cell table:formula="of:=[.M5]/[.P5]" office:value-type="float" office:value="0.0000000616118303571429">
            <text:p>6.16118303571429E-008</text:p>
          </table:table-cell>
          <table:table-cell table:formula="of:=[.N5]/[.Q5]" office:value-type="float" office:value="0.000000237914334171936">
            <text:p>2.37914334171936E-007</text:p>
          </table:table-cell>
          <table:table-cell/>
          <table:table-cell table:formula="of:=[.$N5]/[.L5]" office:value-type="float" office:value="2.23002270245914">
            <text:p>2.2300227025</text:p>
          </table:table-cell>
          <table:table-cell table:formula="of:=[.$N5]/[.M5]" office:value-type="float" office:value="0.466192789679046">
            <text:p>0.46619278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37">
            <text:p>0.000005337</text:p>
          </table:table-cell>
          <table:table-cell office:value-type="float" office:value="0.00002675">
            <text:p>0.00002675</text:p>
          </table:table-cell>
          <table:table-cell office:value-type="float" office:value="0.000008778">
            <text:p>0.000008778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09004">
            <text:p>2.09004E-005</text:p>
          </table:table-cell>
          <table:table-cell table:formula="of:=AVERAGE(INDIRECT(CONCATENATE([.M$2];[.$G6];&quot;:&quot;;[.M$2];[.$H6])))" office:value-type="float" office:value="0.0001246166">
            <text:p>0.0001246166</text:p>
          </table:table-cell>
          <table:table-cell table:formula="of:=AVERAGE(INDIRECT(CONCATENATE([.N$2];[.$G6];&quot;:&quot;;[.N$2];[.$H6])))" office:value-type="float" office:value="0.0000496738">
            <text:p>4.96738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816421875">
            <text:p>8.16421875E-008</text:p>
          </table:table-cell>
          <table:table-cell table:formula="of:=[.M6]/[.P6]" office:value-type="float" office:value="0.00000006084794921875">
            <text:p>6.084794921875E-008</text:p>
          </table:table-cell>
          <table:table-cell table:formula="of:=[.N6]/[.Q6]" office:value-type="float" office:value="0.000000214860405989343">
            <text:p>2.14860405989343E-007</text:p>
          </table:table-cell>
          <table:table-cell/>
          <table:table-cell table:formula="of:=[.$N6]/[.L6]" office:value-type="float" office:value="2.37669135518937">
            <text:p>2.3766913552</text:p>
          </table:table-cell>
          <table:table-cell table:formula="of:=[.$N6]/[.M6]" office:value-type="float" office:value="0.398613025872958">
            <text:p>0.39861302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6">
            <text:p>0.000005326</text:p>
          </table:table-cell>
          <table:table-cell office:value-type="float" office:value="0.000026603">
            <text:p>0.000026603</text:p>
          </table:table-cell>
          <table:table-cell office:value-type="float" office:value="0.000008502">
            <text:p>0.00000850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6536">
            <text:p>2.26536E-005</text:p>
          </table:table-cell>
          <table:table-cell table:formula="of:=AVERAGE(INDIRECT(CONCATENATE([.M$2];[.$G7];&quot;:&quot;;[.M$2];[.$H7])))" office:value-type="float" office:value="0.0001326818">
            <text:p>0.0001326818</text:p>
          </table:table-cell>
          <table:table-cell table:formula="of:=AVERAGE(INDIRECT(CONCATENATE([.N$2];[.$G7];&quot;:&quot;;[.N$2];[.$H7])))" office:value-type="float" office:value="0.0000363564">
            <text:p>3.63564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42453125">
            <text:p>4.42453125E-008</text:p>
          </table:table-cell>
          <table:table-cell table:formula="of:=[.M7]/[.P7]" office:value-type="float" office:value="0.0000000287937934027778">
            <text:p>2.87937934027778E-008</text:p>
          </table:table-cell>
          <table:table-cell table:formula="of:=[.N7]/[.Q7]" office:value-type="float" office:value="0.0000000744135720716549">
            <text:p>7.44135720716549E-008</text:p>
          </table:table-cell>
          <table:table-cell/>
          <table:table-cell table:formula="of:=[.$N7]/[.L7]" office:value-type="float" office:value="1.6048839919483">
            <text:p>1.6048839919</text:p>
          </table:table-cell>
          <table:table-cell table:formula="of:=[.$N7]/[.M7]" office:value-type="float" office:value="0.274011959439803">
            <text:p>0.27401195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3">
            <text:p>0.000005323</text:p>
          </table:table-cell>
          <table:table-cell office:value-type="float" office:value="0.000026343">
            <text:p>0.000026343</text:p>
          </table:table-cell>
          <table:table-cell office:value-type="float" office:value="0.000008535">
            <text:p>0.00000853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326228">
            <text:p>3.26228E-005</text:p>
          </table:table-cell>
          <table:table-cell table:formula="of:=AVERAGE(INDIRECT(CONCATENATE([.M$2];[.$G8];&quot;:&quot;;[.M$2];[.$H8])))" office:value-type="float" office:value="0.0002094374">
            <text:p>0.0002094374</text:p>
          </table:table-cell>
          <table:table-cell table:formula="of:=AVERAGE(INDIRECT(CONCATENATE([.N$2];[.$G8];&quot;:&quot;;[.N$2];[.$H8])))" office:value-type="float" office:value="0.0000690742">
            <text:p>6.9074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31858203125">
            <text:p>3.1858203125E-008</text:p>
          </table:table-cell>
          <table:table-cell table:formula="of:=[.M8]/[.P8]" office:value-type="float" office:value="0.00000002045287109375">
            <text:p>2.045287109375E-008</text:p>
          </table:table-cell>
          <table:table-cell table:formula="of:=[.N8]/[.Q8]" office:value-type="float" office:value="0.0000000674552734375">
            <text:p>6.74552734375E-008</text:p>
          </table:table-cell>
          <table:table-cell/>
          <table:table-cell table:formula="of:=[.$N8]/[.L8]" office:value-type="float" office:value="2.11735963804456">
            <text:p>2.117359638</text:p>
          </table:table-cell>
          <table:table-cell table:formula="of:=[.$N8]/[.M8]" office:value-type="float" office:value="0.329808334137074">
            <text:p>0.32980833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379">
            <text:p>0.000014379</text:p>
          </table:table-cell>
          <table:table-cell office:value-type="float" office:value="0.000056716">
            <text:p>0.000056716</text:p>
          </table:table-cell>
          <table:table-cell office:value-type="float" office:value="0.000028022">
            <text:p>0.000028022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592864">
            <text:p>5.92864E-005</text:p>
          </table:table-cell>
          <table:table-cell table:formula="of:=AVERAGE(INDIRECT(CONCATENATE([.M$2];[.$G9];&quot;:&quot;;[.M$2];[.$H9])))" office:value-type="float" office:value="0.0004273986">
            <text:p>0.0004273986</text:p>
          </table:table-cell>
          <table:table-cell table:formula="of:=AVERAGE(INDIRECT(CONCATENATE([.N$2];[.$G9];&quot;:&quot;;[.N$2];[.$H9])))" office:value-type="float" office:value="0.0001197252">
            <text:p>0.000119725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89484375">
            <text:p>2.89484375E-008</text:p>
          </table:table-cell>
          <table:table-cell table:formula="of:=[.M9]/[.P9]" office:value-type="float" office:value="0.0000000189718838778409">
            <text:p>0.000000019</text:p>
          </table:table-cell>
          <table:table-cell table:formula="of:=[.N9]/[.Q9]" office:value-type="float" office:value="0.000000056135952504427">
            <text:p>5.6135952504427E-008</text:p>
          </table:table-cell>
          <table:table-cell/>
          <table:table-cell table:formula="of:=[.$N9]/[.L9]" office:value-type="float" office:value="2.01943784746586">
            <text:p>2.0194378475</text:p>
          </table:table-cell>
          <table:table-cell table:formula="of:=[.$N9]/[.M9]" office:value-type="float" office:value="0.280125391145409">
            <text:p>0.28012539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53">
            <text:p>0.000011253</text:p>
          </table:table-cell>
          <table:table-cell office:value-type="float" office:value="0.000056455">
            <text:p>0.000056455</text:p>
          </table:table-cell>
          <table:table-cell office:value-type="float" office:value="0.000025956">
            <text:p>0.000025956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62996">
            <text:p>0.0001562996</text:p>
          </table:table-cell>
          <table:table-cell table:formula="of:=AVERAGE(INDIRECT(CONCATENATE([.M$2];[.$G10];&quot;:&quot;;[.M$2];[.$H10])))" office:value-type="float" office:value="0.0009112258">
            <text:p>0.0009112258</text:p>
          </table:table-cell>
          <table:table-cell table:formula="of:=AVERAGE(INDIRECT(CONCATENATE([.N$2];[.$G10];&quot;:&quot;;[.N$2];[.$H10])))" office:value-type="float" office:value="0.000238809">
            <text:p>0.000238809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15908203125">
            <text:p>3.815908203125E-008</text:p>
          </table:table-cell>
          <table:table-cell table:formula="of:=[.M10]/[.P10]" office:value-type="float" office:value="0.0000000185389363606771">
            <text:p>1.85389363606771E-008</text:p>
          </table:table-cell>
          <table:table-cell table:formula="of:=[.N10]/[.Q10]" office:value-type="float" office:value="0.00000005402519616529">
            <text:p>0.000000054</text:p>
          </table:table-cell>
          <table:table-cell/>
          <table:table-cell table:formula="of:=[.$N10]/[.L10]" office:value-type="float" office:value="1.52789258577757">
            <text:p>1.5278925858</text:p>
          </table:table-cell>
          <table:table-cell table:formula="of:=[.$N10]/[.M10]" office:value-type="float" office:value="0.262074449604039">
            <text:p>0.26207444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923">
            <text:p>0.000010923</text:p>
          </table:table-cell>
          <table:table-cell office:value-type="float" office:value="0.000054917">
            <text:p>0.000054917</text:p>
          </table:table-cell>
          <table:table-cell office:value-type="float" office:value="0.000025374">
            <text:p>0.0000253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081468">
            <text:p>0.0003081468</text:p>
          </table:table-cell>
          <table:table-cell table:formula="of:=AVERAGE(INDIRECT(CONCATENATE([.M$2];[.$G11];&quot;:&quot;;[.M$2];[.$H11])))" office:value-type="float" office:value="0.001899706">
            <text:p>0.001899706</text:p>
          </table:table-cell>
          <table:table-cell table:formula="of:=AVERAGE(INDIRECT(CONCATENATE([.N$2];[.$G11];&quot;:&quot;;[.N$2];[.$H11])))" office:value-type="float" office:value="0.0005376836">
            <text:p>0.000537683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7615576171875">
            <text:p>3.7615576171875E-008</text:p>
          </table:table-cell>
          <table:table-cell table:formula="of:=[.M11]/[.P11]" office:value-type="float" office:value="0.0000000178382850060096">
            <text:p>1.78382850060096E-008</text:p>
          </table:table-cell>
          <table:table-cell table:formula="of:=[.N11]/[.Q11]" office:value-type="float" office:value="0.0000000589214926793205">
            <text:p>5.89214926793205E-008</text:p>
          </table:table-cell>
          <table:table-cell/>
          <table:table-cell table:formula="of:=[.$N11]/[.L11]" office:value-type="float" office:value="1.74489431660494">
            <text:p>1.7448943166</text:p>
          </table:table-cell>
          <table:table-cell table:formula="of:=[.$N11]/[.M11]" office:value-type="float" office:value="0.283035164388595">
            <text:p>0.28303516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643">
            <text:p>0.000010643</text:p>
          </table:table-cell>
          <table:table-cell office:value-type="float" office:value="0.00005475">
            <text:p>0.00005475</text:p>
          </table:table-cell>
          <table:table-cell office:value-type="float" office:value="0.0000246">
            <text:p>0.000024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295302">
            <text:p>0.0006295302</text:p>
          </table:table-cell>
          <table:table-cell table:formula="of:=AVERAGE(INDIRECT(CONCATENATE([.M$2];[.$G12];&quot;:&quot;;[.M$2];[.$H12])))" office:value-type="float" office:value="0.003953386">
            <text:p>0.003953386</text:p>
          </table:table-cell>
          <table:table-cell table:formula="of:=AVERAGE(INDIRECT(CONCATENATE([.N$2];[.$G12];&quot;:&quot;;[.N$2];[.$H12])))" office:value-type="float" office:value="0.001085244">
            <text:p>0.0010852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4234741210938">
            <text:p>3.84234741210938E-008</text:p>
          </table:table-cell>
          <table:table-cell table:formula="of:=[.M12]/[.P12]" office:value-type="float" office:value="0.0000000172353951590402">
            <text:p>1.72353951590402E-008</text:p>
          </table:table-cell>
          <table:table-cell table:formula="of:=[.N12]/[.Q12]" office:value-type="float" office:value="0.000000057792877451233">
            <text:p>5.7792877451233E-008</text:p>
          </table:table-cell>
          <table:table-cell/>
          <table:table-cell table:formula="of:=[.$N12]/[.L12]" office:value-type="float" office:value="1.72389505698059">
            <text:p>1.723895057</text:p>
          </table:table-cell>
          <table:table-cell table:formula="of:=[.$N12]/[.M12]" office:value-type="float" office:value="0.274510002311942">
            <text:p>0.27451000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505">
            <text:p>0.000010505</text:p>
          </table:table-cell>
          <table:table-cell office:value-type="float" office:value="0.000053183">
            <text:p>0.000053183</text:p>
          </table:table-cell>
          <table:table-cell office:value-type="float" office:value="0.000024727">
            <text:p>0.00002472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30889">
            <text:p>0.00130889</text:p>
          </table:table-cell>
          <table:table-cell table:formula="of:=AVERAGE(INDIRECT(CONCATENATE([.M$2];[.$G13];&quot;:&quot;;[.M$2];[.$H13])))" office:value-type="float" office:value="0.00820013">
            <text:p>0.00820013</text:p>
          </table:table-cell>
          <table:table-cell table:formula="of:=AVERAGE(INDIRECT(CONCATENATE([.N$2];[.$G13];&quot;:&quot;;[.N$2];[.$H13])))" office:value-type="float" office:value="0.002904738">
            <text:p>0.00290473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9441528320312">
            <text:p>3.99441528320312E-008</text:p>
          </table:table-cell>
          <table:table-cell table:formula="of:=[.M13]/[.P13]" office:value-type="float" office:value="0.0000000166832071940104">
            <text:p>1.66832071940104E-008</text:p>
          </table:table-cell>
          <table:table-cell table:formula="of:=[.N13]/[.Q13]" office:value-type="float" office:value="0.0000000753730360336428">
            <text:p>7.53730360336428E-008</text:p>
          </table:table-cell>
          <table:table-cell/>
          <table:table-cell table:formula="of:=[.$N13]/[.L13]" office:value-type="float" office:value="2.2192376746709">
            <text:p>2.2192376747</text:p>
          </table:table-cell>
          <table:table-cell table:formula="of:=[.$N13]/[.M13]" office:value-type="float" office:value="0.354230725610448">
            <text:p>0.35423072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7524">
            <text:p>0.000027524</text:p>
          </table:table-cell>
          <table:table-cell office:value-type="float" office:value="0.000129233">
            <text:p>0.000129233</text:p>
          </table:table-cell>
          <table:table-cell office:value-type="float" office:value="0.000048681">
            <text:p>0.000048681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34358">
            <text:p>0.002634358</text:p>
          </table:table-cell>
          <table:table-cell table:formula="of:=AVERAGE(INDIRECT(CONCATENATE([.M$2];[.$G14];&quot;:&quot;;[.M$2];[.$H14])))" office:value-type="float" office:value="0.01696066">
            <text:p>0.01696066</text:p>
          </table:table-cell>
          <table:table-cell table:formula="of:=AVERAGE(INDIRECT(CONCATENATE([.N$2];[.$G14];&quot;:&quot;;[.N$2];[.$H14])))" office:value-type="float" office:value="0.005946494">
            <text:p>0.005946494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1971130371094">
            <text:p>4.01971130371094E-008</text:p>
          </table:table-cell>
          <table:table-cell table:formula="of:=[.M14]/[.P14]" office:value-type="float" office:value="0.0000000161749458312988">
            <text:p>1.61749458312988E-008</text:p>
          </table:table-cell>
          <table:table-cell table:formula="of:=[.N14]/[.Q14]" office:value-type="float" office:value="0.0000000753548640620389">
            <text:p>7.53548640620389E-008</text:p>
          </table:table-cell>
          <table:table-cell/>
          <table:table-cell table:formula="of:=[.$N14]/[.L14]" office:value-type="float" office:value="2.25728393787025">
            <text:p>2.2572839379</text:p>
          </table:table-cell>
          <table:table-cell table:formula="of:=[.$N14]/[.M14]" office:value-type="float" office:value="0.350605106169217">
            <text:p>0.35060510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201">
            <text:p>0.000019201</text:p>
          </table:table-cell>
          <table:table-cell office:value-type="float" office:value="0.000123166">
            <text:p>0.000123166</text:p>
          </table:table-cell>
          <table:table-cell office:value-type="float" office:value="0.000047143">
            <text:p>0.000047143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338022">
            <text:p>0.005338022</text:p>
          </table:table-cell>
          <table:table-cell table:formula="of:=AVERAGE(INDIRECT(CONCATENATE([.M$2];[.$G15];&quot;:&quot;;[.M$2];[.$H15])))" office:value-type="float" office:value="0.03565826">
            <text:p>0.03565826</text:p>
          </table:table-cell>
          <table:table-cell table:formula="of:=AVERAGE(INDIRECT(CONCATENATE([.N$2];[.$G15];&quot;:&quot;;[.N$2];[.$H15])))" office:value-type="float" office:value="0.0119437">
            <text:p>0.0119437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7258758544922">
            <text:p>4.07258758544922E-008</text:p>
          </table:table-cell>
          <table:table-cell table:formula="of:=[.M15]/[.P15]" office:value-type="float" office:value="0.0000000160029961081112">
            <text:p>0.000000016</text:p>
          </table:table-cell>
          <table:table-cell table:formula="of:=[.N15]/[.Q15]" office:value-type="float" office:value="0.0000000740568729669981">
            <text:p>7.40568729669981E-008</text:p>
          </table:table-cell>
          <table:table-cell/>
          <table:table-cell table:formula="of:=[.$N15]/[.L15]" office:value-type="float" office:value="2.23747672827126">
            <text:p>2.2374767283</text:p>
          </table:table-cell>
          <table:table-cell table:formula="of:=[.$N15]/[.M15]" office:value-type="float" office:value="0.334949041260005">
            <text:p>0.33494904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36">
            <text:p>0.000019136</text:p>
          </table:table-cell>
          <table:table-cell office:value-type="float" office:value="0.00012332">
            <text:p>0.00012332</text:p>
          </table:table-cell>
          <table:table-cell office:value-type="float" office:value="0.000056349">
            <text:p>0.0000563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5488">
            <text:p>0.0105488</text:p>
          </table:table-cell>
          <table:table-cell table:formula="of:=AVERAGE(INDIRECT(CONCATENATE([.M$2];[.$G16];&quot;:&quot;;[.M$2];[.$H16])))" office:value-type="float" office:value="0.07387946">
            <text:p>0.07387946</text:p>
          </table:table-cell>
          <table:table-cell table:formula="of:=AVERAGE(INDIRECT(CONCATENATE([.N$2];[.$G16];&quot;:&quot;;[.N$2];[.$H16])))" office:value-type="float" office:value="0.02388748">
            <text:p>0.0238874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40240478515625">
            <text:p>4.0240478515625E-008</text:p>
          </table:table-cell>
          <table:table-cell table:formula="of:=[.M16]/[.P16]" office:value-type="float" office:value="0.000000015657098558214">
            <text:p>1.5657098558214E-008</text:p>
          </table:table-cell>
          <table:table-cell table:formula="of:=[.N16]/[.Q16]" office:value-type="float" office:value="0.0000000725926077948888">
            <text:p>7.25926077948888E-008</text:p>
          </table:table-cell>
          <table:table-cell/>
          <table:table-cell table:formula="of:=[.$N16]/[.L16]" office:value-type="float" office:value="2.26447368421053">
            <text:p>2.2644736842</text:p>
          </table:table-cell>
          <table:table-cell table:formula="of:=[.$N16]/[.M16]" office:value-type="float" office:value="0.323330462891851">
            <text:p>0.3233304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46">
            <text:p>0.00001946</text:p>
          </table:table-cell>
          <table:table-cell office:value-type="float" office:value="0.000124328">
            <text:p>0.000124328</text:p>
          </table:table-cell>
          <table:table-cell office:value-type="float" office:value="0.000047433">
            <text:p>0.00004743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233">
            <text:p>0.0211233</text:p>
          </table:table-cell>
          <table:table-cell table:formula="of:=AVERAGE(INDIRECT(CONCATENATE([.M$2];[.$G17];&quot;:&quot;;[.M$2];[.$H17])))" office:value-type="float" office:value="0.1531942">
            <text:p>0.1531942</text:p>
          </table:table-cell>
          <table:table-cell table:formula="of:=AVERAGE(INDIRECT(CONCATENATE([.N$2];[.$G17];&quot;:&quot;;[.N$2];[.$H17])))" office:value-type="float" office:value="0.04835398">
            <text:p>0.0483539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2894973754883">
            <text:p>4.02894973754883E-008</text:p>
          </table:table-cell>
          <table:table-cell table:formula="of:=[.M17]/[.P17]" office:value-type="float" office:value="0.0000000153786709434108">
            <text:p>1.53786709434108E-008</text:p>
          </table:table-cell>
          <table:table-cell table:formula="of:=[.N17]/[.Q17]" office:value-type="float" office:value="0.0000000721232750197707">
            <text:p>7.21232750197707E-008</text:p>
          </table:table-cell>
          <table:table-cell/>
          <table:table-cell table:formula="of:=[.$N17]/[.L17]" office:value-type="float" office:value="2.28913001282943">
            <text:p>2.2891300128</text:p>
          </table:table-cell>
          <table:table-cell table:formula="of:=[.$N17]/[.M17]" office:value-type="float" office:value="0.315638451064074">
            <text:p>0.31563845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81">
            <text:p>0.000019181</text:p>
          </table:table-cell>
          <table:table-cell office:value-type="float" office:value="0.000123036">
            <text:p>0.000123036</text:p>
          </table:table-cell>
          <table:table-cell office:value-type="float" office:value="0.000048763">
            <text:p>0.000048763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228302">
            <text:p>0.04228302</text:p>
          </table:table-cell>
          <table:table-cell table:formula="of:=AVERAGE(INDIRECT(CONCATENATE([.M$2];[.$G18];&quot;:&quot;;[.M$2];[.$H18])))" office:value-type="float" office:value="0.315967">
            <text:p>0.315967</text:p>
          </table:table-cell>
          <table:table-cell table:formula="of:=AVERAGE(INDIRECT(CONCATENATE([.N$2];[.$G18];&quot;:&quot;;[.N$2];[.$H18])))" office:value-type="float" office:value="0.09729496">
            <text:p>0.0972949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03242301940918">
            <text:p>4.03242301940918E-008</text:p>
          </table:table-cell>
          <table:table-cell table:formula="of:=[.M18]/[.P18]" office:value-type="float" office:value="0.0000000150664806365967">
            <text:p>1.50664806365967E-008</text:p>
          </table:table-cell>
          <table:table-cell table:formula="of:=[.N18]/[.Q18]" office:value-type="float" office:value="0.0000000713186512048245">
            <text:p>7.13186512048245E-008</text:p>
          </table:table-cell>
          <table:table-cell/>
          <table:table-cell table:formula="of:=[.$N18]/[.L18]" office:value-type="float" office:value="2.30104093794625">
            <text:p>2.3010409379</text:p>
          </table:table-cell>
          <table:table-cell table:formula="of:=[.$N18]/[.M18]" office:value-type="float" office:value="0.307927600034181">
            <text:p>0.30792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6001">
            <text:p>0.000056001</text:p>
          </table:table-cell>
          <table:table-cell office:value-type="float" office:value="0.000264798">
            <text:p>0.000264798</text:p>
          </table:table-cell>
          <table:table-cell office:value-type="float" office:value="0.000037781">
            <text:p>0.000037781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441866">
            <text:p>0.08441866</text:p>
          </table:table-cell>
          <table:table-cell table:formula="of:=AVERAGE(INDIRECT(CONCATENATE([.M$2];[.$G19];&quot;:&quot;;[.M$2];[.$H19])))" office:value-type="float" office:value="0.651915">
            <text:p>0.651915</text:p>
          </table:table-cell>
          <table:table-cell table:formula="of:=AVERAGE(INDIRECT(CONCATENATE([.N$2];[.$G19];&quot;:&quot;;[.N$2];[.$H19])))" office:value-type="float" office:value="0.192791">
            <text:p>0.192791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402539539337158">
            <text:p>4.02539539337158E-008</text:p>
          </table:table-cell>
          <table:table-cell table:formula="of:=[.M19]/[.P19]" office:value-type="float" office:value="0.0000000148027283804757">
            <text:p>1.48027283804757E-008</text:p>
          </table:table-cell>
          <table:table-cell table:formula="of:=[.N19]/[.Q19]" office:value-type="float" office:value="0.0000000695269785679828">
            <text:p>6.95269785679828E-008</text:p>
          </table:table-cell>
          <table:table-cell/>
          <table:table-cell table:formula="of:=[.$N19]/[.L19]" office:value-type="float" office:value="2.28374864040723">
            <text:p>2.2837486404</text:p>
          </table:table-cell>
          <table:table-cell table:formula="of:=[.$N19]/[.M19]" office:value-type="float" office:value="0.295730271584486">
            <text:p>0.29573027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992">
            <text:p>0.000014992</text:p>
          </table:table-cell>
          <table:table-cell office:value-type="float" office:value="0.000101608">
            <text:p>0.000101608</text:p>
          </table:table-cell>
          <table:table-cell office:value-type="float" office:value="0.000037299">
            <text:p>0.00003729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697252">
            <text:p>0.1697252</text:p>
          </table:table-cell>
          <table:table-cell table:formula="of:=AVERAGE(INDIRECT(CONCATENATE([.M$2];[.$G20];&quot;:&quot;;[.M$2];[.$H20])))" office:value-type="float" office:value="1.340442">
            <text:p>1.340442</text:p>
          </table:table-cell>
          <table:table-cell table:formula="of:=AVERAGE(INDIRECT(CONCATENATE([.N$2];[.$G20];&quot;:&quot;;[.N$2];[.$H20])))" office:value-type="float" office:value="0.3859952">
            <text:p>0.385995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404656410217285">
            <text:p>4.04656410217285E-008</text:p>
          </table:table-cell>
          <table:table-cell table:formula="of:=[.M20]/[.P20]" office:value-type="float" office:value="0.0000000145266489549117">
            <text:p>1.45266489549117E-008</text:p>
          </table:table-cell>
          <table:table-cell table:formula="of:=[.N20]/[.Q20]" office:value-type="float" office:value="0.0000000685539870852435">
            <text:p>6.85539870852435E-008</text:p>
          </table:table-cell>
          <table:table-cell/>
          <table:table-cell table:formula="of:=[.$N20]/[.L20]" office:value-type="float" office:value="2.27423623598617">
            <text:p>2.274236236</text:p>
          </table:table-cell>
          <table:table-cell table:formula="of:=[.$N20]/[.M20]" office:value-type="float" office:value="0.28796113520764">
            <text:p>0.28796113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7">
            <text:p>0.000014247</text:p>
          </table:table-cell>
          <table:table-cell office:value-type="float" office:value="0.000095125">
            <text:p>0.000095125</text:p>
          </table:table-cell>
          <table:table-cell office:value-type="float" office:value="0.000035106">
            <text:p>0.000035106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43717">
            <text:p>0.343717</text:p>
          </table:table-cell>
          <table:table-cell table:formula="of:=AVERAGE(INDIRECT(CONCATENATE([.M$2];[.$G21];&quot;:&quot;;[.M$2];[.$H21])))" office:value-type="float" office:value="2.789972">
            <text:p>2.789972</text:p>
          </table:table-cell>
          <table:table-cell table:formula="of:=AVERAGE(INDIRECT(CONCATENATE([.N$2];[.$G21];&quot;:&quot;;[.N$2];[.$H21])))" office:value-type="float" office:value="0.7268282">
            <text:p>0.726828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409742593765259">
            <text:p>0.000000041</text:p>
          </table:table-cell>
          <table:table-cell table:formula="of:=[.M21]/[.P21]" office:value-type="float" office:value="0.0000000144604599994162">
            <text:p>1.44604599994162E-008</text:p>
          </table:table-cell>
          <table:table-cell table:formula="of:=[.N21]/[.Q21]" office:value-type="float" office:value="0.00000006362848071085">
            <text:p>6.362848071085E-008</text:p>
          </table:table-cell>
          <table:table-cell/>
          <table:table-cell table:formula="of:=[.$N21]/[.L21]" office:value-type="float" office:value="2.11461231187285">
            <text:p>2.1146123119</text:p>
          </table:table-cell>
          <table:table-cell table:formula="of:=[.$N21]/[.M21]" office:value-type="float" office:value="0.260514514124156">
            <text:p>0.26051451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83">
            <text:p>0.000014083</text:p>
          </table:table-cell>
          <table:table-cell office:value-type="float" office:value="0.000095924">
            <text:p>0.000095924</text:p>
          </table:table-cell>
          <table:table-cell office:value-type="float" office:value="0.000035195">
            <text:p>0.00003519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98337">
            <text:p>0.698337</text:p>
          </table:table-cell>
          <table:table-cell table:formula="of:=AVERAGE(INDIRECT(CONCATENATE([.M$2];[.$G22];&quot;:&quot;;[.M$2];[.$H22])))" office:value-type="float" office:value="5.660084">
            <text:p>5.660084</text:p>
          </table:table-cell>
          <table:table-cell table:formula="of:=AVERAGE(INDIRECT(CONCATENATE([.N$2];[.$G22];&quot;:&quot;;[.N$2];[.$H22])))" office:value-type="float" office:value="1.42448">
            <text:p>1.4244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1624128818512">
            <text:p>4.1624128818512E-008</text:p>
          </table:table-cell>
          <table:table-cell table:formula="of:=[.M22]/[.P22]" office:value-type="float" office:value="0.0000000140569706757863">
            <text:p>1.40569706757863E-008</text:p>
          </table:table-cell>
          <table:table-cell table:formula="of:=[.N22]/[.Q22]" office:value-type="float" office:value="0.0000000615163982321697">
            <text:p>6.15163982321697E-008</text:p>
          </table:table-cell>
          <table:table-cell/>
          <table:table-cell table:formula="of:=[.$N22]/[.L22]" office:value-type="float" office:value="2.03981745203247">
            <text:p>2.039817452</text:p>
          </table:table-cell>
          <table:table-cell table:formula="of:=[.$N22]/[.M22]" office:value-type="float" office:value="0.251671176611513">
            <text:p>0.25167117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45">
            <text:p>0.000013945</text:p>
          </table:table-cell>
          <table:table-cell office:value-type="float" office:value="0.000105954">
            <text:p>0.000105954</text:p>
          </table:table-cell>
          <table:table-cell office:value-type="float" office:value="0.000036401">
            <text:p>0.000036401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0791">
            <text:p>0.000040791</text:p>
          </table:table-cell>
          <table:table-cell office:value-type="float" office:value="0.000207473">
            <text:p>0.000207473</text:p>
          </table:table-cell>
          <table:table-cell office:value-type="float" office:value="0.000066895">
            <text:p>0.000066895</text:p>
          </table:table-cell>
          <table:table-cell table:number-columns-repeated="18"/>
          <table:table-cell table:formula="of:=AVERAGE([.W4:.W22])" office:value-type="float" office:value="2.05011302232047">
            <text:p>2.0501130223</text:p>
          </table:table-cell>
          <table:table-cell table:formula="of:=AVERAGE([.X4:.X22])" office:value-type="float" office:value="0.314088299862171">
            <text:p>0.314088299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6">
            <text:p>0.00002806</text:p>
          </table:table-cell>
          <table:table-cell office:value-type="float" office:value="0.000202205">
            <text:p>0.000202205</text:p>
          </table:table-cell>
          <table:table-cell office:value-type="float" office:value="0.000066784">
            <text:p>0.000066784</text:p>
          </table:table-cell>
          <table:table-cell table:number-columns-repeated="19"/>
          <table:table-cell table:formula="of:=1/[.X24]" office:value-type="float" office:value="3.18381805511005">
            <text:p>3.18381805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7104">
            <text:p>0.000037104</text:p>
          </table:table-cell>
          <table:table-cell office:value-type="float" office:value="0.000205254">
            <text:p>0.000205254</text:p>
          </table:table-cell>
          <table:table-cell office:value-type="float" office:value="0.000068027">
            <text:p>0.00006802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646">
            <text:p>0.000027646</text:p>
          </table:table-cell>
          <table:table-cell office:value-type="float" office:value="0.000224469">
            <text:p>0.000224469</text:p>
          </table:table-cell>
          <table:table-cell office:value-type="float" office:value="0.000067912">
            <text:p>0.000067912</text:p>
          </table:table-cell>
          <table:table-cell table:number-columns-repeated="19"/>
          <table:table-cell table:formula="of:=1/[.X22]" office:value-type="float" office:value="3.97343872851848">
            <text:p>3.97343872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513">
            <text:p>0.000029513</text:p>
          </table:table-cell>
          <table:table-cell office:value-type="float" office:value="0.000207786">
            <text:p>0.000207786</text:p>
          </table:table-cell>
          <table:table-cell office:value-type="float" office:value="0.000075753">
            <text:p>0.00007575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0512">
            <text:p>0.000080512</text:p>
          </table:table-cell>
          <table:table-cell office:value-type="float" office:value="0.000427171">
            <text:p>0.000427171</text:p>
          </table:table-cell>
          <table:table-cell office:value-type="float" office:value="0.000118855">
            <text:p>0.000118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94">
            <text:p>0.000054094</text:p>
          </table:table-cell>
          <table:table-cell office:value-type="float" office:value="0.000426919">
            <text:p>0.000426919</text:p>
          </table:table-cell>
          <table:table-cell office:value-type="float" office:value="0.000118735">
            <text:p>0.00011873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06">
            <text:p>0.000054006</text:p>
          </table:table-cell>
          <table:table-cell office:value-type="float" office:value="0.000428559">
            <text:p>0.000428559</text:p>
          </table:table-cell>
          <table:table-cell office:value-type="float" office:value="0.000118831">
            <text:p>0.0001188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216">
            <text:p>0.000054216</text:p>
          </table:table-cell>
          <table:table-cell office:value-type="float" office:value="0.000427301">
            <text:p>0.000427301</text:p>
          </table:table-cell>
          <table:table-cell office:value-type="float" office:value="0.000119293">
            <text:p>0.0001192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604">
            <text:p>0.000053604</text:p>
          </table:table-cell>
          <table:table-cell office:value-type="float" office:value="0.000427043">
            <text:p>0.000427043</text:p>
          </table:table-cell>
          <table:table-cell office:value-type="float" office:value="0.000122912">
            <text:p>0.0001229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498">
            <text:p>0.00016498</text:p>
          </table:table-cell>
          <table:table-cell office:value-type="float" office:value="0.000930918">
            <text:p>0.000930918</text:p>
          </table:table-cell>
          <table:table-cell office:value-type="float" office:value="0.000240112">
            <text:p>0.0002401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8398">
            <text:p>0.000148398</text:p>
          </table:table-cell>
          <table:table-cell office:value-type="float" office:value="0.000910621">
            <text:p>0.000910621</text:p>
          </table:table-cell>
          <table:table-cell office:value-type="float" office:value="0.000244489">
            <text:p>0.00024448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5074">
            <text:p>0.000155074</text:p>
          </table:table-cell>
          <table:table-cell office:value-type="float" office:value="0.000906017">
            <text:p>0.000906017</text:p>
          </table:table-cell>
          <table:table-cell office:value-type="float" office:value="0.000236271">
            <text:p>0.00023627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9748">
            <text:p>0.000149748</text:p>
          </table:table-cell>
          <table:table-cell office:value-type="float" office:value="0.000906111">
            <text:p>0.000906111</text:p>
          </table:table-cell>
          <table:table-cell office:value-type="float" office:value="0.000236718">
            <text:p>0.0002367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3298">
            <text:p>0.000163298</text:p>
          </table:table-cell>
          <table:table-cell office:value-type="float" office:value="0.000902462">
            <text:p>0.000902462</text:p>
          </table:table-cell>
          <table:table-cell office:value-type="float" office:value="0.000236455">
            <text:p>0.00023645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38357">
            <text:p>0.000338357</text:p>
          </table:table-cell>
          <table:table-cell office:value-type="float" office:value="0.00190359">
            <text:p>0.00190359</text:p>
          </table:table-cell>
          <table:table-cell office:value-type="float" office:value="0.000572336">
            <text:p>0.00057233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5715">
            <text:p>0.000315715</text:p>
          </table:table-cell>
          <table:table-cell office:value-type="float" office:value="0.00189559">
            <text:p>0.00189559</text:p>
          </table:table-cell>
          <table:table-cell office:value-type="float" office:value="0.000528129">
            <text:p>0.0005281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359">
            <text:p>0.000295359</text:p>
          </table:table-cell>
          <table:table-cell office:value-type="float" office:value="0.001899">
            <text:p>0.001899</text:p>
          </table:table-cell>
          <table:table-cell office:value-type="float" office:value="0.00052816">
            <text:p>0.0005281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867">
            <text:p>0.000295867</text:p>
          </table:table-cell>
          <table:table-cell office:value-type="float" office:value="0.0019042">
            <text:p>0.0019042</text:p>
          </table:table-cell>
          <table:table-cell office:value-type="float" office:value="0.000527571">
            <text:p>0.00052757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436">
            <text:p>0.000295436</text:p>
          </table:table-cell>
          <table:table-cell office:value-type="float" office:value="0.00189615">
            <text:p>0.00189615</text:p>
          </table:table-cell>
          <table:table-cell office:value-type="float" office:value="0.000532222">
            <text:p>0.0005322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0505">
            <text:p>0.000670505</text:p>
          </table:table-cell>
          <table:table-cell office:value-type="float" office:value="0.00392809">
            <text:p>0.00392809</text:p>
          </table:table-cell>
          <table:table-cell office:value-type="float" office:value="0.00108609">
            <text:p>0.0010860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378">
            <text:p>0.0006378</text:p>
          </table:table-cell>
          <table:table-cell office:value-type="float" office:value="0.00396089">
            <text:p>0.00396089</text:p>
          </table:table-cell>
          <table:table-cell office:value-type="float" office:value="0.00108122">
            <text:p>0.001081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058">
            <text:p>0.000613058</text:p>
          </table:table-cell>
          <table:table-cell office:value-type="float" office:value="0.00395164">
            <text:p>0.00395164</text:p>
          </table:table-cell>
          <table:table-cell office:value-type="float" office:value="0.00108361">
            <text:p>0.001083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311">
            <text:p>0.000613311</text:p>
          </table:table-cell>
          <table:table-cell office:value-type="float" office:value="0.00396251">
            <text:p>0.00396251</text:p>
          </table:table-cell>
          <table:table-cell office:value-type="float" office:value="0.00108899">
            <text:p>0.0010889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2977">
            <text:p>0.000612977</text:p>
          </table:table-cell>
          <table:table-cell office:value-type="float" office:value="0.0039638">
            <text:p>0.0039638</text:p>
          </table:table-cell>
          <table:table-cell office:value-type="float" office:value="0.00108631">
            <text:p>0.001086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405">
            <text:p>0.00132405</text:p>
          </table:table-cell>
          <table:table-cell office:value-type="float" office:value="0.00821407">
            <text:p>0.00821407</text:p>
          </table:table-cell>
          <table:table-cell office:value-type="float" office:value="0.00290576">
            <text:p>0.0029057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274">
            <text:p>0.00130274</text:p>
          </table:table-cell>
          <table:table-cell office:value-type="float" office:value="0.00821874">
            <text:p>0.00821874</text:p>
          </table:table-cell>
          <table:table-cell office:value-type="float" office:value="0.00286901">
            <text:p>0.0028690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7377">
            <text:p>0.00137377</text:p>
          </table:table-cell>
          <table:table-cell office:value-type="float" office:value="0.00819268">
            <text:p>0.00819268</text:p>
          </table:table-cell>
          <table:table-cell office:value-type="float" office:value="0.00293685">
            <text:p>0.0029368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695">
            <text:p>0.0012695</text:p>
          </table:table-cell>
          <table:table-cell office:value-type="float" office:value="0.00818841">
            <text:p>0.00818841</text:p>
          </table:table-cell>
          <table:table-cell office:value-type="float" office:value="0.00296083">
            <text:p>0.002960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7439">
            <text:p>0.00127439</text:p>
          </table:table-cell>
          <table:table-cell office:value-type="float" office:value="0.00818675">
            <text:p>0.00818675</text:p>
          </table:table-cell>
          <table:table-cell office:value-type="float" office:value="0.00285124">
            <text:p>0.00285124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32">
            <text:p>0.00264232</text:p>
          </table:table-cell>
          <table:table-cell office:value-type="float" office:value="0.0169316">
            <text:p>0.0169316</text:p>
          </table:table-cell>
          <table:table-cell office:value-type="float" office:value="0.00593478">
            <text:p>0.0059347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5777">
            <text:p>0.00265777</text:p>
          </table:table-cell>
          <table:table-cell office:value-type="float" office:value="0.016966">
            <text:p>0.016966</text:p>
          </table:table-cell>
          <table:table-cell office:value-type="float" office:value="0.00597586">
            <text:p>0.0059758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89">
            <text:p>0.00264289</text:p>
          </table:table-cell>
          <table:table-cell office:value-type="float" office:value="0.0169568">
            <text:p>0.0169568</text:p>
          </table:table-cell>
          <table:table-cell office:value-type="float" office:value="0.00592643">
            <text:p>0.0059264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258">
            <text:p>0.00261258</text:p>
          </table:table-cell>
          <table:table-cell office:value-type="float" office:value="0.0169714">
            <text:p>0.0169714</text:p>
          </table:table-cell>
          <table:table-cell office:value-type="float" office:value="0.00595873">
            <text:p>0.0059587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623">
            <text:p>0.00261623</text:p>
          </table:table-cell>
          <table:table-cell office:value-type="float" office:value="0.0169775">
            <text:p>0.0169775</text:p>
          </table:table-cell>
          <table:table-cell office:value-type="float" office:value="0.00593667">
            <text:p>0.005936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9132">
            <text:p>0.00539132</text:p>
          </table:table-cell>
          <table:table-cell office:value-type="float" office:value="0.0354627">
            <text:p>0.0354627</text:p>
          </table:table-cell>
          <table:table-cell office:value-type="float" office:value="0.0118807">
            <text:p>0.011880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07">
            <text:p>0.00534907</text:p>
          </table:table-cell>
          <table:table-cell office:value-type="float" office:value="0.0354608">
            <text:p>0.0354608</text:p>
          </table:table-cell>
          <table:table-cell office:value-type="float" office:value="0.0119596">
            <text:p>0.011959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28126">
            <text:p>0.00528126</text:p>
          </table:table-cell>
          <table:table-cell office:value-type="float" office:value="0.0355101">
            <text:p>0.0355101</text:p>
          </table:table-cell>
          <table:table-cell office:value-type="float" office:value="0.0120145">
            <text:p>0.01201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15">
            <text:p>0.0053315</text:p>
          </table:table-cell>
          <table:table-cell office:value-type="float" office:value="0.0362938">
            <text:p>0.0362938</text:p>
          </table:table-cell>
          <table:table-cell office:value-type="float" office:value="0.0119417">
            <text:p>0.011941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696">
            <text:p>0.00533696</text:p>
          </table:table-cell>
          <table:table-cell office:value-type="float" office:value="0.0355639">
            <text:p>0.0355639</text:p>
          </table:table-cell>
          <table:table-cell office:value-type="float" office:value="0.011922">
            <text:p>0.0119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59">
            <text:p>0.0105059</text:p>
          </table:table-cell>
          <table:table-cell office:value-type="float" office:value="0.0740271">
            <text:p>0.0740271</text:p>
          </table:table-cell>
          <table:table-cell office:value-type="float" office:value="0.0241252">
            <text:p>0.024125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49">
            <text:p>0.0106949</text:p>
          </table:table-cell>
          <table:table-cell office:value-type="float" office:value="0.0735993">
            <text:p>0.0735993</text:p>
          </table:table-cell>
          <table:table-cell office:value-type="float" office:value="0.0237105">
            <text:p>0.023710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6">
            <text:p>0.010506</text:p>
          </table:table-cell>
          <table:table-cell office:value-type="float" office:value="0.0740726">
            <text:p>0.0740726</text:p>
          </table:table-cell>
          <table:table-cell office:value-type="float" office:value="0.0237399">
            <text:p>0.023739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236">
            <text:p>0.0105236</text:p>
          </table:table-cell>
          <table:table-cell office:value-type="float" office:value="0.0740642">
            <text:p>0.0740642</text:p>
          </table:table-cell>
          <table:table-cell office:value-type="float" office:value="0.0241344">
            <text:p>0.02413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136">
            <text:p>0.0105136</text:p>
          </table:table-cell>
          <table:table-cell office:value-type="float" office:value="0.0736341">
            <text:p>0.0736341</text:p>
          </table:table-cell>
          <table:table-cell office:value-type="float" office:value="0.0237274">
            <text:p>0.023727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046">
            <text:p>0.0211046</text:p>
          </table:table-cell>
          <table:table-cell office:value-type="float" office:value="0.153736">
            <text:p>0.153736</text:p>
          </table:table-cell>
          <table:table-cell office:value-type="float" office:value="0.0482408">
            <text:p>0.04824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525">
            <text:p>0.0211525</text:p>
          </table:table-cell>
          <table:table-cell office:value-type="float" office:value="0.154003">
            <text:p>0.154003</text:p>
          </table:table-cell>
          <table:table-cell office:value-type="float" office:value="0.0482808">
            <text:p>0.04828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68">
            <text:p>0.0211168</text:p>
          </table:table-cell>
          <table:table-cell office:value-type="float" office:value="0.153133">
            <text:p>0.153133</text:p>
          </table:table-cell>
          <table:table-cell office:value-type="float" office:value="0.0482851">
            <text:p>0.048285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4">
            <text:p>0.021114</text:p>
          </table:table-cell>
          <table:table-cell office:value-type="float" office:value="0.152609">
            <text:p>0.152609</text:p>
          </table:table-cell>
          <table:table-cell office:value-type="float" office:value="0.0483838">
            <text:p>0.04838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286">
            <text:p>0.0211286</text:p>
          </table:table-cell>
          <table:table-cell office:value-type="float" office:value="0.15249">
            <text:p>0.15249</text:p>
          </table:table-cell>
          <table:table-cell office:value-type="float" office:value="0.0485794">
            <text:p>0.04857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366">
            <text:p>0.042366</text:p>
          </table:table-cell>
          <table:table-cell office:value-type="float" office:value="0.316253">
            <text:p>0.316253</text:p>
          </table:table-cell>
          <table:table-cell office:value-type="float" office:value="0.0971537">
            <text:p>0.09715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935">
            <text:p>0.0421935</text:p>
          </table:table-cell>
          <table:table-cell office:value-type="float" office:value="0.317546">
            <text:p>0.317546</text:p>
          </table:table-cell>
          <table:table-cell office:value-type="float" office:value="0.0965256">
            <text:p>0.09652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393">
            <text:p>0.0421393</text:p>
          </table:table-cell>
          <table:table-cell office:value-type="float" office:value="0.315067">
            <text:p>0.315067</text:p>
          </table:table-cell>
          <table:table-cell office:value-type="float" office:value="0.0970937">
            <text:p>0.09709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5533">
            <text:p>0.0425533</text:p>
          </table:table-cell>
          <table:table-cell office:value-type="float" office:value="0.315002">
            <text:p>0.315002</text:p>
          </table:table-cell>
          <table:table-cell office:value-type="float" office:value="0.098212">
            <text:p>0.09821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63">
            <text:p>0.042163</text:p>
          </table:table-cell>
          <table:table-cell office:value-type="float" office:value="0.315967">
            <text:p>0.315967</text:p>
          </table:table-cell>
          <table:table-cell office:value-type="float" office:value="0.0974898">
            <text:p>0.097489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363">
            <text:p>0.084363</text:p>
          </table:table-cell>
          <table:table-cell office:value-type="float" office:value="0.652303">
            <text:p>0.652303</text:p>
          </table:table-cell>
          <table:table-cell office:value-type="float" office:value="0.19304">
            <text:p>0.1930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119">
            <text:p>0.0844119</text:p>
          </table:table-cell>
          <table:table-cell office:value-type="float" office:value="0.65355">
            <text:p>0.65355</text:p>
          </table:table-cell>
          <table:table-cell office:value-type="float" office:value="0.192292">
            <text:p>0.1922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76">
            <text:p>0.0844476</text:p>
          </table:table-cell>
          <table:table-cell office:value-type="float" office:value="0.652314">
            <text:p>0.652314</text:p>
          </table:table-cell>
          <table:table-cell office:value-type="float" office:value="0.192481">
            <text:p>0.19248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2">
            <text:p>0.084442</text:p>
          </table:table-cell>
          <table:table-cell office:value-type="float" office:value="0.650564">
            <text:p>0.650564</text:p>
          </table:table-cell>
          <table:table-cell office:value-type="float" office:value="0.193872">
            <text:p>0.19387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288">
            <text:p>0.0844288</text:p>
          </table:table-cell>
          <table:table-cell office:value-type="float" office:value="0.650844">
            <text:p>0.650844</text:p>
          </table:table-cell>
          <table:table-cell office:value-type="float" office:value="0.19227">
            <text:p>0.1922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558">
            <text:p>0.169558</text:p>
          </table:table-cell>
          <table:table-cell office:value-type="float" office:value="1.34212">
            <text:p>1.34212</text:p>
          </table:table-cell>
          <table:table-cell office:value-type="float" office:value="0.384992">
            <text:p>0.3849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89">
            <text:p>0.169389</text:p>
          </table:table-cell>
          <table:table-cell office:value-type="float" office:value="1.34456">
            <text:p>1.34456</text:p>
          </table:table-cell>
          <table:table-cell office:value-type="float" office:value="0.386826">
            <text:p>0.386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0404">
            <text:p>0.170404</text:p>
          </table:table-cell>
          <table:table-cell office:value-type="float" office:value="1.33972">
            <text:p>1.33972</text:p>
          </table:table-cell>
          <table:table-cell office:value-type="float" office:value="0.385036">
            <text:p>0.38503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31">
            <text:p>0.169331</text:p>
          </table:table-cell>
          <table:table-cell office:value-type="float" office:value="1.34073">
            <text:p>1.34073</text:p>
          </table:table-cell>
          <table:table-cell office:value-type="float" office:value="0.386802">
            <text:p>0.3868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944">
            <text:p>0.169944</text:p>
          </table:table-cell>
          <table:table-cell office:value-type="float" office:value="1.33508">
            <text:p>1.33508</text:p>
          </table:table-cell>
          <table:table-cell office:value-type="float" office:value="0.38632">
            <text:p>0.3863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1">
            <text:p>0.33891</text:p>
          </table:table-cell>
          <table:table-cell office:value-type="float" office:value="2.75072">
            <text:p>2.75072</text:p>
          </table:table-cell>
          <table:table-cell office:value-type="float" office:value="0.719822">
            <text:p>0.71982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9685">
            <text:p>0.339685</text:p>
          </table:table-cell>
          <table:table-cell office:value-type="float" office:value="2.74675">
            <text:p>2.74675</text:p>
          </table:table-cell>
          <table:table-cell office:value-type="float" office:value="0.720528">
            <text:p>0.72052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753">
            <text:p>0.338753</text:p>
          </table:table-cell>
          <table:table-cell office:value-type="float" office:value="2.74407">
            <text:p>2.74407</text:p>
          </table:table-cell>
          <table:table-cell office:value-type="float" office:value="0.720757">
            <text:p>0.72075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58">
            <text:p>0.338958</text:p>
          </table:table-cell>
          <table:table-cell office:value-type="float" office:value="2.74839">
            <text:p>2.74839</text:p>
          </table:table-cell>
          <table:table-cell office:value-type="float" office:value="0.721184">
            <text:p>0.7211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62279">
            <text:p>0.362279</text:p>
          </table:table-cell>
          <table:table-cell office:value-type="float" office:value="2.95993">
            <text:p>2.95993</text:p>
          </table:table-cell>
          <table:table-cell office:value-type="float" office:value="0.75185">
            <text:p>0.75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735412">
            <text:p>0.735412</text:p>
          </table:table-cell>
          <table:table-cell office:value-type="float" office:value="5.81346">
            <text:p>5.81346</text:p>
          </table:table-cell>
          <table:table-cell office:value-type="float" office:value="1.49185">
            <text:p>1.49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3558">
            <text:p>0.693558</text:p>
          </table:table-cell>
          <table:table-cell office:value-type="float" office:value="5.65845">
            <text:p>5.65845</text:p>
          </table:table-cell>
          <table:table-cell office:value-type="float" office:value="1.44194">
            <text:p>1.441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2304">
            <text:p>0.682304</text:p>
          </table:table-cell>
          <table:table-cell office:value-type="float" office:value="5.68144">
            <text:p>5.68144</text:p>
          </table:table-cell>
          <table:table-cell office:value-type="float" office:value="1.44847">
            <text:p>1.4484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946">
            <text:p>0.68946</text:p>
          </table:table-cell>
          <table:table-cell office:value-type="float" office:value="5.65472">
            <text:p>5.65472</text:p>
          </table:table-cell>
          <table:table-cell office:value-type="float" office:value="1.44646">
            <text:p>1.4464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0951">
            <text:p>0.690951</text:p>
          </table:table-cell>
          <table:table-cell office:value-type="float" office:value="5.49235">
            <text:p>5.49235</text:p>
          </table:table-cell>
          <table:table-cell office:value-type="float" office:value="1.29368">
            <text:p>1.29368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5:07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2-04T15:11:06</dc:date>
    <dc:creator>mind </dc:creator>
    <meta:editing-duration>PT3H10M53S</meta:editing-duration>
    <meta:editing-cycles>8</meta:editing-cycles>
    <meta:generator>LibreOffice/4.0.2.2$Linux_X86_64 LibreOffice_project/400m0$Build-2</meta:generator>
    <meta:document-statistic meta:table-count="1" meta:cell-count="6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455cm" svg:y="0.446cm" chart:style-name="ch2">
          <text:p>Priority Queue - Insert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75">
                <text:p>0.000000105575</text:p>
                <draw:g>
                  <svg:desc>Sheet1.S4:Sheet1.S22</svg:desc>
                </draw:g>
              </table:table-cell>
              <table:table-cell office:value-type="float" office:value="0.0000000736619791666667">
                <text:p>0.0000000736619791666667</text:p>
                <draw:g>
                  <svg:desc>Sheet1.T4:Sheet1.T22</svg:desc>
                </draw:g>
              </table:table-cell>
              <table:table-cell office:value-type="float" office:value="0.00000017990557739383">
                <text:p>0.000000179905577393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01609375">
                <text:p>0.0000000901609375</text:p>
              </table:table-cell>
              <table:table-cell office:value-type="float" office:value="0.0000000616118303571429">
                <text:p>0.0000000616118303571429</text:p>
              </table:table-cell>
              <table:table-cell office:value-type="float" office:value="0.000000237914334171936">
                <text:p>0.0000002379143341719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816421875">
                <text:p>0.0000000816421875</text:p>
              </table:table-cell>
              <table:table-cell office:value-type="float" office:value="0.00000006084794921875">
                <text:p>0.00000006084794921875</text:p>
              </table:table-cell>
              <table:table-cell office:value-type="float" office:value="0.000000214860405989343">
                <text:p>0.0000002148604059893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42453125">
                <text:p>0.0000000442453125</text:p>
              </table:table-cell>
              <table:table-cell office:value-type="float" office:value="0.0000000287937934027778">
                <text:p>0.0000000287937934027778</text:p>
              </table:table-cell>
              <table:table-cell office:value-type="float" office:value="0.0000000744135720716549">
                <text:p>0.00000007441357207165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31858203125">
                <text:p>0.000000031858203125</text:p>
              </table:table-cell>
              <table:table-cell office:value-type="float" office:value="0.00000002045287109375">
                <text:p>0.00000002045287109375</text:p>
              </table:table-cell>
              <table:table-cell office:value-type="float" office:value="0.0000000674552734375">
                <text:p>0.000000067455273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89484375">
                <text:p>0.0000000289484375</text:p>
              </table:table-cell>
              <table:table-cell office:value-type="float" office:value="0.0000000189718838778409">
                <text:p>0.0000000189718838778409</text:p>
              </table:table-cell>
              <table:table-cell office:value-type="float" office:value="0.000000056135952504427">
                <text:p>0.000000056135952504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15908203125">
                <text:p>0.00000003815908203125</text:p>
              </table:table-cell>
              <table:table-cell office:value-type="float" office:value="0.0000000185389363606771">
                <text:p>0.0000000185389363606771</text:p>
              </table:table-cell>
              <table:table-cell office:value-type="float" office:value="0.00000005402519616529">
                <text:p>0.000000054025196165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7615576171875">
                <text:p>0.000000037615576171875</text:p>
              </table:table-cell>
              <table:table-cell office:value-type="float" office:value="0.0000000178382850060096">
                <text:p>0.0000000178382850060096</text:p>
              </table:table-cell>
              <table:table-cell office:value-type="float" office:value="0.0000000589214926793205">
                <text:p>0.00000005892149267932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4234741210938">
                <text:p>0.0000000384234741210938</text:p>
              </table:table-cell>
              <table:table-cell office:value-type="float" office:value="0.0000000172353951590402">
                <text:p>0.0000000172353951590402</text:p>
              </table:table-cell>
              <table:table-cell office:value-type="float" office:value="0.000000057792877451233">
                <text:p>0.000000057792877451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9441528320312">
                <text:p>0.0000000399441528320312</text:p>
              </table:table-cell>
              <table:table-cell office:value-type="float" office:value="0.0000000166832071940104">
                <text:p>0.0000000166832071940104</text:p>
              </table:table-cell>
              <table:table-cell office:value-type="float" office:value="0.0000000753730360336428">
                <text:p>0.00000007537303603364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1971130371094">
                <text:p>0.0000000401971130371094</text:p>
              </table:table-cell>
              <table:table-cell office:value-type="float" office:value="0.0000000161749458312988">
                <text:p>0.0000000161749458312988</text:p>
              </table:table-cell>
              <table:table-cell office:value-type="float" office:value="0.0000000753548640620389">
                <text:p>0.0000000753548640620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7258758544922">
                <text:p>0.0000000407258758544922</text:p>
              </table:table-cell>
              <table:table-cell office:value-type="float" office:value="0.0000000160029961081112">
                <text:p>0.0000000160029961081112</text:p>
              </table:table-cell>
              <table:table-cell office:value-type="float" office:value="0.0000000740568729669981">
                <text:p>0.00000007405687296699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0240478515625">
                <text:p>0.000000040240478515625</text:p>
              </table:table-cell>
              <table:table-cell office:value-type="float" office:value="0.000000015657098558214">
                <text:p>0.000000015657098558214</text:p>
              </table:table-cell>
              <table:table-cell office:value-type="float" office:value="0.0000000725926077948888">
                <text:p>0.00000007259260779488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2894973754883">
                <text:p>0.0000000402894973754883</text:p>
              </table:table-cell>
              <table:table-cell office:value-type="float" office:value="0.0000000153786709434108">
                <text:p>0.0000000153786709434108</text:p>
              </table:table-cell>
              <table:table-cell office:value-type="float" office:value="0.0000000721232750197707">
                <text:p>0.00000007212327501977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03242301940918">
                <text:p>0.0000000403242301940918</text:p>
              </table:table-cell>
              <table:table-cell office:value-type="float" office:value="0.0000000150664806365967">
                <text:p>0.0000000150664806365967</text:p>
              </table:table-cell>
              <table:table-cell office:value-type="float" office:value="0.0000000713186512048245">
                <text:p>0.00000007131865120482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402539539337158">
                <text:p>0.0000000402539539337158</text:p>
              </table:table-cell>
              <table:table-cell office:value-type="float" office:value="0.0000000148027283804757">
                <text:p>0.0000000148027283804757</text:p>
              </table:table-cell>
              <table:table-cell office:value-type="float" office:value="0.0000000695269785679828">
                <text:p>0.00000006952697856798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404656410217285">
                <text:p>0.0000000404656410217285</text:p>
              </table:table-cell>
              <table:table-cell office:value-type="float" office:value="0.0000000145266489549117">
                <text:p>0.0000000145266489549117</text:p>
              </table:table-cell>
              <table:table-cell office:value-type="float" office:value="0.0000000685539870852435">
                <text:p>0.00000006855398708524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409742593765259">
                <text:p>0.0000000409742593765259</text:p>
              </table:table-cell>
              <table:table-cell office:value-type="float" office:value="0.0000000144604599994162">
                <text:p>0.0000000144604599994162</text:p>
              </table:table-cell>
              <table:table-cell office:value-type="float" office:value="0.00000006362848071085">
                <text:p>0.000000063628480710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1624128818512">
                <text:p>0.000000041624128818512</text:p>
              </table:table-cell>
              <table:table-cell office:value-type="float" office:value="0.0000000140569706757863">
                <text:p>0.0000000140569706757863</text:p>
              </table:table-cell>
              <table:table-cell office:value-type="float" office:value="0.0000000615163982321697">
                <text:p>0.0000000615163982321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455cm" svg:y="0.446cm" chart:style-name="ch2">
          <text:p>Priority Queue - Insert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75">
                <text:p>0.000000105575</text:p>
                <draw:g>
                  <svg:desc>Sheet1.S4:Sheet1.S22</svg:desc>
                </draw:g>
              </table:table-cell>
              <table:table-cell office:value-type="float" office:value="0.0000000736619791666667">
                <text:p>0.0000000736619791666667</text:p>
                <draw:g>
                  <svg:desc>Sheet1.T4:Sheet1.T22</svg:desc>
                </draw:g>
              </table:table-cell>
              <table:table-cell office:value-type="float" office:value="0.00000017990557739383">
                <text:p>0.000000179905577393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01609375">
                <text:p>0.0000000901609375</text:p>
              </table:table-cell>
              <table:table-cell office:value-type="float" office:value="0.0000000616118303571429">
                <text:p>0.0000000616118303571429</text:p>
              </table:table-cell>
              <table:table-cell office:value-type="float" office:value="0.000000237914334171936">
                <text:p>0.0000002379143341719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816421875">
                <text:p>0.0000000816421875</text:p>
              </table:table-cell>
              <table:table-cell office:value-type="float" office:value="0.00000006084794921875">
                <text:p>0.00000006084794921875</text:p>
              </table:table-cell>
              <table:table-cell office:value-type="float" office:value="0.000000214860405989343">
                <text:p>0.0000002148604059893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42453125">
                <text:p>0.0000000442453125</text:p>
              </table:table-cell>
              <table:table-cell office:value-type="float" office:value="0.0000000287937934027778">
                <text:p>0.0000000287937934027778</text:p>
              </table:table-cell>
              <table:table-cell office:value-type="float" office:value="0.0000000744135720716549">
                <text:p>0.00000007441357207165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31858203125">
                <text:p>0.000000031858203125</text:p>
              </table:table-cell>
              <table:table-cell office:value-type="float" office:value="0.00000002045287109375">
                <text:p>0.00000002045287109375</text:p>
              </table:table-cell>
              <table:table-cell office:value-type="float" office:value="0.0000000674552734375">
                <text:p>0.000000067455273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89484375">
                <text:p>0.0000000289484375</text:p>
              </table:table-cell>
              <table:table-cell office:value-type="float" office:value="0.0000000189718838778409">
                <text:p>0.0000000189718838778409</text:p>
              </table:table-cell>
              <table:table-cell office:value-type="float" office:value="0.000000056135952504427">
                <text:p>0.000000056135952504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15908203125">
                <text:p>0.00000003815908203125</text:p>
              </table:table-cell>
              <table:table-cell office:value-type="float" office:value="0.0000000185389363606771">
                <text:p>0.0000000185389363606771</text:p>
              </table:table-cell>
              <table:table-cell office:value-type="float" office:value="0.00000005402519616529">
                <text:p>0.000000054025196165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7615576171875">
                <text:p>0.000000037615576171875</text:p>
              </table:table-cell>
              <table:table-cell office:value-type="float" office:value="0.0000000178382850060096">
                <text:p>0.0000000178382850060096</text:p>
              </table:table-cell>
              <table:table-cell office:value-type="float" office:value="0.0000000589214926793205">
                <text:p>0.00000005892149267932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4234741210938">
                <text:p>0.0000000384234741210938</text:p>
              </table:table-cell>
              <table:table-cell office:value-type="float" office:value="0.0000000172353951590402">
                <text:p>0.0000000172353951590402</text:p>
              </table:table-cell>
              <table:table-cell office:value-type="float" office:value="0.000000057792877451233">
                <text:p>0.000000057792877451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9441528320312">
                <text:p>0.0000000399441528320312</text:p>
              </table:table-cell>
              <table:table-cell office:value-type="float" office:value="0.0000000166832071940104">
                <text:p>0.0000000166832071940104</text:p>
              </table:table-cell>
              <table:table-cell office:value-type="float" office:value="0.0000000753730360336428">
                <text:p>0.00000007537303603364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1971130371094">
                <text:p>0.0000000401971130371094</text:p>
              </table:table-cell>
              <table:table-cell office:value-type="float" office:value="0.0000000161749458312988">
                <text:p>0.0000000161749458312988</text:p>
              </table:table-cell>
              <table:table-cell office:value-type="float" office:value="0.0000000753548640620389">
                <text:p>0.0000000753548640620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7258758544922">
                <text:p>0.0000000407258758544922</text:p>
              </table:table-cell>
              <table:table-cell office:value-type="float" office:value="0.0000000160029961081112">
                <text:p>0.0000000160029961081112</text:p>
              </table:table-cell>
              <table:table-cell office:value-type="float" office:value="0.0000000740568729669981">
                <text:p>0.00000007405687296699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0240478515625">
                <text:p>0.000000040240478515625</text:p>
              </table:table-cell>
              <table:table-cell office:value-type="float" office:value="0.000000015657098558214">
                <text:p>0.000000015657098558214</text:p>
              </table:table-cell>
              <table:table-cell office:value-type="float" office:value="0.0000000725926077948888">
                <text:p>0.00000007259260779488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2894973754883">
                <text:p>0.0000000402894973754883</text:p>
              </table:table-cell>
              <table:table-cell office:value-type="float" office:value="0.0000000153786709434108">
                <text:p>0.0000000153786709434108</text:p>
              </table:table-cell>
              <table:table-cell office:value-type="float" office:value="0.0000000721232750197707">
                <text:p>0.00000007212327501977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03242301940918">
                <text:p>0.0000000403242301940918</text:p>
              </table:table-cell>
              <table:table-cell office:value-type="float" office:value="0.0000000150664806365967">
                <text:p>0.0000000150664806365967</text:p>
              </table:table-cell>
              <table:table-cell office:value-type="float" office:value="0.0000000713186512048245">
                <text:p>0.00000007131865120482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402539539337158">
                <text:p>0.0000000402539539337158</text:p>
              </table:table-cell>
              <table:table-cell office:value-type="float" office:value="0.0000000148027283804757">
                <text:p>0.0000000148027283804757</text:p>
              </table:table-cell>
              <table:table-cell office:value-type="float" office:value="0.0000000695269785679828">
                <text:p>0.00000006952697856798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404656410217285">
                <text:p>0.0000000404656410217285</text:p>
              </table:table-cell>
              <table:table-cell office:value-type="float" office:value="0.0000000145266489549117">
                <text:p>0.0000000145266489549117</text:p>
              </table:table-cell>
              <table:table-cell office:value-type="float" office:value="0.0000000685539870852435">
                <text:p>0.00000006855398708524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409742593765259">
                <text:p>0.0000000409742593765259</text:p>
              </table:table-cell>
              <table:table-cell office:value-type="float" office:value="0.0000000144604599994162">
                <text:p>0.0000000144604599994162</text:p>
              </table:table-cell>
              <table:table-cell office:value-type="float" office:value="0.00000006362848071085">
                <text:p>0.000000063628480710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1624128818512">
                <text:p>0.000000041624128818512</text:p>
              </table:table-cell>
              <table:table-cell office:value-type="float" office:value="0.0000000140569706757863">
                <text:p>0.0000000140569706757863</text:p>
              </table:table-cell>
              <table:table-cell office:value-type="float" office:value="0.0000000615163982321697">
                <text:p>0.0000000615163982321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79cm" svg:height="13.994cm" xlink:href=".." xlink:type="simple" chart:class="chart:line" chart:style-name="ch1">
        <chart:title svg:x="8.676cm" svg:y="0.415cm" chart:style-name="ch2">
          <text:p>Running Times comparison - Insert</text:p>
        </chart:title>
        <chart:subtitle svg:x="6.692cm" svg:y="1.473cm" chart:style-name="ch3">
          <text:p>Van-Emde-Boas trees over Fibonacci Heaps and Binary Heaps</text:p>
        </chart:subtitle>
        <chart:legend chart:legend-position="end" svg:x="20.833cm" svg:y="6.449cm" style:legend-expansion="high" chart:style-name="ch4"/>
        <chart:plot-area chart:style-name="ch5" table:cell-range-address="Sheet1.I3:Sheet1.I22 Sheet1.W3:Sheet1.X22" chart:data-source-has-labels="both" svg:x="1.689cm" svg:y="3.083cm" svg:width="17.84cm" svg:height="9.436cm">
          <chartooo:coordinate-region svg:x="2.416cm" svg:y="3.282cm" svg:width="16.926cm" svg:height="8.59cm"/>
          <chart:axis chart:dimension="x" chart:name="primary-x" chart:style-name="ch6" chartooo:axis-type="auto">
            <chartooo:date-scale/>
            <chart:title svg:x="9.586cm" svg:y="12.798cm" chart:style-name="ch7">
              <text:p>2^n elements</text:p>
            </chart:title>
            <chart:categories table:cell-range-address="Sheet1.I4:Sheet1.I22"/>
          </chart:axis>
          <chart:axis chart:dimension="y" chart:name="primary-y" chart:style-name="ch6">
            <chart:title svg:x="0.64cm" svg:y="8.255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Sheet1.I4:Sheet1.I22</svg:desc>
                </draw:g>
              </table:table-cell>
              <table:table-cell office:value-type="float" office:value="1.32601231352119">
                <text:p>1.32601231352119</text:p>
                <draw:g>
                  <svg:desc>Sheet1.W4:Sheet1.W22</svg:desc>
                </draw:g>
              </table:table-cell>
              <table:table-cell office:value-type="float" office:value="0.316748096244812">
                <text:p>0.316748096244812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3002270245914">
                <text:p>2.23002270245914</text:p>
              </table:table-cell>
              <table:table-cell office:value-type="float" office:value="0.466192789679046">
                <text:p>0.466192789679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7669135518937">
                <text:p>2.37669135518937</text:p>
              </table:table-cell>
              <table:table-cell office:value-type="float" office:value="0.398613025872958">
                <text:p>0.3986130258729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048839919483">
                <text:p>1.6048839919483</text:p>
              </table:table-cell>
              <table:table-cell office:value-type="float" office:value="0.274011959439803">
                <text:p>0.2740119594398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1735963804456">
                <text:p>2.11735963804456</text:p>
              </table:table-cell>
              <table:table-cell office:value-type="float" office:value="0.329808334137074">
                <text:p>0.3298083341370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1943784746586">
                <text:p>2.01943784746586</text:p>
              </table:table-cell>
              <table:table-cell office:value-type="float" office:value="0.280125391145409">
                <text:p>0.2801253911454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2789258577757">
                <text:p>1.52789258577757</text:p>
              </table:table-cell>
              <table:table-cell office:value-type="float" office:value="0.262074449604039">
                <text:p>0.2620744496040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4489431660494">
                <text:p>1.74489431660494</text:p>
              </table:table-cell>
              <table:table-cell office:value-type="float" office:value="0.283035164388595">
                <text:p>0.2830351643885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2389505698059">
                <text:p>1.72389505698059</text:p>
              </table:table-cell>
              <table:table-cell office:value-type="float" office:value="0.274510002311942">
                <text:p>0.2745100023119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2192376746709">
                <text:p>2.2192376746709</text:p>
              </table:table-cell>
              <table:table-cell office:value-type="float" office:value="0.354230725610448">
                <text:p>0.3542307256104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5728393787025">
                <text:p>2.25728393787025</text:p>
              </table:table-cell>
              <table:table-cell office:value-type="float" office:value="0.350605106169217">
                <text:p>0.3506051061692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23747672827126">
                <text:p>2.23747672827126</text:p>
              </table:table-cell>
              <table:table-cell office:value-type="float" office:value="0.334949041260005">
                <text:p>0.334949041260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26447368421053">
                <text:p>2.26447368421053</text:p>
              </table:table-cell>
              <table:table-cell office:value-type="float" office:value="0.323330462891851">
                <text:p>0.32333046289185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28913001282943">
                <text:p>2.28913001282943</text:p>
              </table:table-cell>
              <table:table-cell office:value-type="float" office:value="0.315638451064074">
                <text:p>0.315638451064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0104093794625">
                <text:p>2.30104093794625</text:p>
              </table:table-cell>
              <table:table-cell office:value-type="float" office:value="0.307927600034181">
                <text:p>0.3079276000341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8374864040723">
                <text:p>2.28374864040723</text:p>
              </table:table-cell>
              <table:table-cell office:value-type="float" office:value="0.295730271584486">
                <text:p>0.2957302715844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7423623598617">
                <text:p>2.27423623598617</text:p>
              </table:table-cell>
              <table:table-cell office:value-type="float" office:value="0.28796113520764">
                <text:p>0.287961135207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11461231187285">
                <text:p>2.11461231187285</text:p>
              </table:table-cell>
              <table:table-cell office:value-type="float" office:value="0.260514514124156">
                <text:p>0.2605145141241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3981745203247">
                <text:p>2.03981745203247</text:p>
              </table:table-cell>
              <table:table-cell office:value-type="float" office:value="0.251671176611513">
                <text:p>0.251671176611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79cm" svg:height="13.994cm" xlink:href=".." xlink:type="simple" chart:class="chart:line" chart:style-name="ch1">
        <chart:title svg:x="8.676cm" svg:y="0.415cm" chart:style-name="ch2">
          <text:p>Running Times comparison - Insert</text:p>
        </chart:title>
        <chart:subtitle svg:x="6.692cm" svg:y="1.473cm" chart:style-name="ch3">
          <text:p>Van-Emde-Boas trees over Fibonacci Heaps and Binary Heaps</text:p>
        </chart:subtitle>
        <chart:legend chart:legend-position="end" svg:x="20.833cm" svg:y="6.449cm" style:legend-expansion="high" chart:style-name="ch4"/>
        <chart:plot-area chart:style-name="ch5" table:cell-range-address="Sheet1.I4:Sheet1.I22 Sheet1.W3:Sheet1.X22" chart:data-source-has-labels="both" svg:x="1.689cm" svg:y="3.083cm" svg:width="17.84cm" svg:height="9.436cm">
          <chartooo:coordinate-region svg:x="2.416cm" svg:y="3.282cm" svg:width="16.926cm" svg:height="8.59cm"/>
          <chart:axis chart:dimension="x" chart:name="primary-x" chart:style-name="ch6" chartooo:axis-type="auto">
            <chartooo:date-scale/>
            <chart:title svg:x="9.586cm" svg:y="12.798cm" chart:style-name="ch7">
              <text:p>2^n elements</text:p>
            </chart:title>
            <chart:categories table:cell-range-address="Sheet1.I4:Sheet1.I22"/>
          </chart:axis>
          <chart:axis chart:dimension="y" chart:name="primary-y" chart:style-name="ch6">
            <chart:title svg:x="0.64cm" svg:y="8.255cm" chart:style-name="ch8">
              <text:p>factor</text:p>
            </chart:title>
            <chart:grid chart:style-name="ch9" chart:class="major"/>
          </chart:axis>
          <chart:series chart:style-name="ch10" chart:values-cell-range-address="Sheet1.W4:Sheet1.W22" chart:label-cell-address="Sheet1.W3:Sheet1.W3" chart:class="chart:line">
            <chart:data-point chart:repeated="19"/>
          </chart:series>
          <chart:series chart:style-name="ch11" chart:values-cell-range-address="Sheet1.X4:Sheet1.X22" chart:label-cell-address="Sheet1.X3:Sheet1.X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Sheet1.I4:Sheet1.I22</svg:desc>
                </draw:g>
              </table:table-cell>
              <table:table-cell office:value-type="float" office:value="1.32601231352119">
                <text:p>1.32601231352119</text:p>
                <draw:g>
                  <svg:desc>Sheet1.W4:Sheet1.W22</svg:desc>
                </draw:g>
              </table:table-cell>
              <table:table-cell office:value-type="float" office:value="0.316748096244812">
                <text:p>0.316748096244812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3002270245914">
                <text:p>2.23002270245914</text:p>
              </table:table-cell>
              <table:table-cell office:value-type="float" office:value="0.466192789679046">
                <text:p>0.4661927896790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7669135518937">
                <text:p>2.37669135518937</text:p>
              </table:table-cell>
              <table:table-cell office:value-type="float" office:value="0.398613025872958">
                <text:p>0.3986130258729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6048839919483">
                <text:p>1.6048839919483</text:p>
              </table:table-cell>
              <table:table-cell office:value-type="float" office:value="0.274011959439803">
                <text:p>0.2740119594398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1735963804456">
                <text:p>2.11735963804456</text:p>
              </table:table-cell>
              <table:table-cell office:value-type="float" office:value="0.329808334137074">
                <text:p>0.32980833413707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1943784746586">
                <text:p>2.01943784746586</text:p>
              </table:table-cell>
              <table:table-cell office:value-type="float" office:value="0.280125391145409">
                <text:p>0.2801253911454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2789258577757">
                <text:p>1.52789258577757</text:p>
              </table:table-cell>
              <table:table-cell office:value-type="float" office:value="0.262074449604039">
                <text:p>0.2620744496040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74489431660494">
                <text:p>1.74489431660494</text:p>
              </table:table-cell>
              <table:table-cell office:value-type="float" office:value="0.283035164388595">
                <text:p>0.2830351643885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72389505698059">
                <text:p>1.72389505698059</text:p>
              </table:table-cell>
              <table:table-cell office:value-type="float" office:value="0.274510002311942">
                <text:p>0.2745100023119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2192376746709">
                <text:p>2.2192376746709</text:p>
              </table:table-cell>
              <table:table-cell office:value-type="float" office:value="0.354230725610448">
                <text:p>0.3542307256104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5728393787025">
                <text:p>2.25728393787025</text:p>
              </table:table-cell>
              <table:table-cell office:value-type="float" office:value="0.350605106169217">
                <text:p>0.3506051061692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23747672827126">
                <text:p>2.23747672827126</text:p>
              </table:table-cell>
              <table:table-cell office:value-type="float" office:value="0.334949041260005">
                <text:p>0.334949041260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26447368421053">
                <text:p>2.26447368421053</text:p>
              </table:table-cell>
              <table:table-cell office:value-type="float" office:value="0.323330462891851">
                <text:p>0.32333046289185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28913001282943">
                <text:p>2.28913001282943</text:p>
              </table:table-cell>
              <table:table-cell office:value-type="float" office:value="0.315638451064074">
                <text:p>0.3156384510640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30104093794625">
                <text:p>2.30104093794625</text:p>
              </table:table-cell>
              <table:table-cell office:value-type="float" office:value="0.307927600034181">
                <text:p>0.3079276000341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28374864040723">
                <text:p>2.28374864040723</text:p>
              </table:table-cell>
              <table:table-cell office:value-type="float" office:value="0.295730271584486">
                <text:p>0.2957302715844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27423623598617">
                <text:p>2.27423623598617</text:p>
              </table:table-cell>
              <table:table-cell office:value-type="float" office:value="0.28796113520764">
                <text:p>0.287961135207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11461231187285">
                <text:p>2.11461231187285</text:p>
              </table:table-cell>
              <table:table-cell office:value-type="float" office:value="0.260514514124156">
                <text:p>0.2605145141241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3981745203247">
                <text:p>2.03981745203247</text:p>
              </table:table-cell>
              <table:table-cell office:value-type="float" office:value="0.251671176611513">
                <text:p>0.251671176611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